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2286"/>
    </style:style>
    <style:style style:name="P2" style:family="paragraph" style:parent-style-name="Standard">
      <style:text-properties officeooo:paragraph-rsid="001e8f61"/>
    </style:style>
    <style:style style:name="P3" style:family="paragraph" style:parent-style-name="Standard">
      <style:text-properties fo:font-size="16pt" officeooo:paragraph-rsid="001f67a0" style:font-size-asian="16pt" style:font-size-complex="16pt"/>
    </style:style>
    <style:style style:name="P4" style:family="paragraph" style:parent-style-name="Standard">
      <style:text-properties fo:font-size="16pt" officeooo:rsid="0024533d" officeooo:paragraph-rsid="0024533d" style:font-size-asian="16pt" style:font-size-complex="16pt"/>
    </style:style>
    <style:style style:name="P5" style:family="paragraph" style:parent-style-name="Standard">
      <style:text-properties fo:font-size="16pt" officeooo:rsid="0024533d" officeooo:paragraph-rsid="0026ff39" style:font-size-asian="16pt" style:font-size-complex="16pt"/>
    </style:style>
    <style:style style:name="P6" style:family="paragraph" style:parent-style-name="Standard">
      <style:text-properties fo:font-size="16pt" officeooo:rsid="0026ff39" officeooo:paragraph-rsid="0026ff39" style:font-size-asian="16pt" style:font-size-complex="16pt"/>
    </style:style>
    <style:style style:name="P7" style:family="paragraph" style:parent-style-name="Standard">
      <style:text-properties fo:font-size="16pt" officeooo:rsid="00182286" officeooo:paragraph-rsid="00182286" style:font-size-asian="16pt" style:font-size-complex="16pt"/>
    </style:style>
    <style:style style:name="P8" style:family="paragraph" style:parent-style-name="Standard">
      <style:text-properties fo:font-size="16pt" officeooo:rsid="001e8f61" officeooo:paragraph-rsid="001f67a0" style:font-size-asian="16pt" style:font-size-complex="16pt"/>
    </style:style>
    <style:style style:name="P9" style:family="paragraph" style:parent-style-name="Standard">
      <style:text-properties fo:font-size="16pt" fo:font-weight="normal" officeooo:rsid="0026ff39" officeooo:paragraph-rsid="002ea9fa" style:font-size-asian="16pt" style:font-weight-asian="normal" style:font-size-complex="16pt" style:font-weight-complex="normal"/>
    </style:style>
    <style:style style:name="P10" style:family="paragraph" style:parent-style-name="Standard">
      <style:text-properties officeooo:paragraph-rsid="001f67a0"/>
    </style:style>
    <style:style style:name="P11" style:family="paragraph" style:parent-style-name="Standard">
      <style:text-properties officeooo:paragraph-rsid="002346c8"/>
    </style:style>
    <style:style style:name="P12" style:family="paragraph" style:parent-style-name="Standard">
      <style:text-properties fo:font-size="12pt" officeooo:rsid="001f67a0" officeooo:paragraph-rsid="001f67a0" style:font-size-asian="12pt" style:font-size-complex="12pt"/>
    </style:style>
    <style:style style:name="P13" style:family="paragraph" style:parent-style-name="Standard">
      <style:text-properties fo:font-size="12pt" officeooo:rsid="002346c8" officeooo:paragraph-rsid="002346c8" style:font-size-asian="12pt" style:font-size-complex="12pt"/>
    </style:style>
    <style:style style:name="P14" style:family="paragraph" style:parent-style-name="Standard">
      <style:text-properties fo:font-size="12pt" officeooo:rsid="0024533d" officeooo:paragraph-rsid="002346c8" style:font-size-asian="12pt" style:font-size-complex="12pt"/>
    </style:style>
    <style:style style:name="P15" style:family="paragraph" style:parent-style-name="Standard">
      <style:text-properties fo:font-size="12pt" fo:font-weight="normal" officeooo:rsid="0026ff39" officeooo:paragraph-rsid="0026ff39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6ff39" officeooo:paragraph-rsid="002e0545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6ff39" officeooo:paragraph-rsid="002ea9fa" style:font-size-asian="12pt" style:font-weight-asian="normal" style:font-size-complex="12pt" style:font-weight-complex="normal"/>
    </style:style>
    <style:style style:name="P18" style:family="paragraph" style:parent-style-name="Text_20_body">
      <style:text-properties officeooo:paragraph-rsid="0022b770"/>
    </style:style>
    <style:style style:name="P19" style:family="paragraph" style:parent-style-name="Text_20_body">
      <style:text-properties fo:font-size="12pt" officeooo:rsid="001ada18" officeooo:paragraph-rsid="0022b770" style:font-size-asian="12pt" style:font-size-complex="12pt"/>
    </style:style>
    <style:style style:name="P20" style:family="paragraph" style:parent-style-name="Standard" style:list-style-name="L1">
      <style:text-properties fo:font-size="12pt" officeooo:rsid="00215c88" officeooo:paragraph-rsid="001f67a0" style:font-size-asian="12pt" style:font-size-complex="12pt"/>
    </style:style>
    <style:style style:name="P21" style:family="paragraph" style:parent-style-name="Standard" style:list-style-name="L1">
      <style:text-properties fo:font-size="12pt" officeooo:rsid="001ada18" officeooo:paragraph-rsid="001f67a0" style:font-size-asian="12pt" style:font-size-complex="12pt"/>
    </style:style>
    <style:style style:name="P22" style:family="paragraph" style:parent-style-name="Standard">
      <style:text-properties fo:font-size="16pt" fo:font-weight="normal" officeooo:rsid="0026ff39" officeooo:paragraph-rsid="002ea9fa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331699" officeooo:paragraph-rsid="00331699" style:font-size-asian="16pt" style:font-weight-asian="normal" style:font-size-complex="16pt" style:font-weight-complex="normal"/>
    </style:style>
    <style:style style:name="P24" style:family="paragraph" style:parent-style-name="Text_20_body" style:list-style-name="L1">
      <style:text-properties officeooo:paragraph-rsid="001f67a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82286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95d22" style:font-size-asian="12pt" style:font-size-complex="12pt"/>
    </style:style>
    <style:style style:name="T6" style:family="text">
      <style:text-properties fo:font-size="12pt" officeooo:rsid="001ada18" style:font-size-asian="12pt" style:font-size-complex="12pt"/>
    </style:style>
    <style:style style:name="T7" style:family="text">
      <style:text-properties fo:font-size="12pt" officeooo:rsid="00182286" style:font-size-asian="12pt" style:font-size-complex="12pt"/>
    </style:style>
    <style:style style:name="T8" style:family="text">
      <style:text-properties fo:font-size="12pt" officeooo:rsid="001f67a0" style:font-size-asian="12pt" style:font-size-complex="12pt"/>
    </style:style>
    <style:style style:name="T9" style:family="text">
      <style:text-properties fo:font-size="12pt" officeooo:rsid="00215c88" style:font-size-asian="12pt" style:font-size-complex="12pt"/>
    </style:style>
    <style:style style:name="T10" style:family="text">
      <style:text-properties fo:font-size="12pt" officeooo:rsid="0021db97" style:font-size-asian="12pt" style:font-size-complex="12pt"/>
    </style:style>
    <style:style style:name="T11" style:family="text">
      <style:text-properties fo:font-size="12pt" officeooo:rsid="0022b770" style:font-size-asian="12pt" style:font-size-complex="12pt"/>
    </style:style>
    <style:style style:name="T12" style:family="text">
      <style:text-properties fo:font-size="12pt" officeooo:rsid="002346c8" style:font-size-asian="12pt" style:font-size-complex="12pt"/>
    </style:style>
    <style:style style:name="T13" style:family="text">
      <style:text-properties fo:font-size="12pt" officeooo:rsid="0024533d" style:font-size-asian="12pt" style:font-size-complex="12pt"/>
    </style:style>
    <style:style style:name="T14" style:family="text">
      <style:text-properties fo:font-size="12pt" officeooo:rsid="00331699" style:font-size-asian="12pt" style:font-size-complex="12pt"/>
    </style:style>
    <style:style style:name="T15" style:family="text">
      <style:text-properties fo:font-size="12pt" fo:font-weight="bold" officeooo:rsid="002346c8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4533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f67a0" style:font-size-asian="12pt" style:font-weight-asian="bold" style:font-size-complex="12pt" style:font-weight-complex="bold"/>
    </style:style>
    <style:style style:name="T18" style:family="text">
      <style:text-properties fo:font-size="12pt" fo:font-weight="normal" officeooo:rsid="00255f36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15c88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6ff39" style:font-size-asian="12pt" style:font-weight-asian="normal" style:font-size-complex="12pt" style:font-weight-complex="normal"/>
    </style:style>
    <style:style style:name="T21" style:family="text">
      <style:text-properties officeooo:rsid="001e08a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b770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6ff39" style:font-weight-asian="normal" style:font-weight-complex="normal"/>
    </style:style>
    <style:style style:name="T26" style:family="text">
      <style:text-properties officeooo:rsid="002e05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 <text:s text:c="13"/><text:span text:style-name="T1"><text:s/></text:span><text:span text:style-name="T2">BİL101-HW6</text:span></text:p>
      <text:p text:style-name="P7">1-)</text:p>
      <text:p text:style-name="P7"><text:tab/></text:p>
      <text:p text:style-name="P1"><text:span text:style-name="T7"><text:tab/></text:span><text:span text:style-name="T5">Derleyici(Compiler):</text:span>Basitçe bir dilde yazılmış olan kodu <text:s/>istenilen başka bir kod haline dönüştüren programdır. Genelde üretilen bu kod ortama göre çalıştırılabilir kod <text:s/>olarak üretilmektedir. Ancak bir derleyicinin daha doğru tanımı bir dildeki kodu başka dile çeviren program olarak yapılabilir. Örneğin C dilinde yazılan bir programı PASCAL diline çeviren programlara de<text:span text:style-name="T21">nir</text:span>.</text:p>
      <text:p text:style-name="P1"/>
      <text:p text:style-name="P2"><text:tab/><text:span text:style-name="T6">Çevirici:Yüksek seviye yapılar tanımlanmadan önce , yüksek seviye yapıyla ifaed edilen programları makine dili programlarına dönüştürür.</text:span></text:p>
      <text:p text:style-name="P1"/>
      <text:p text:style-name="P2">-<text:span text:style-name="T21">Aralarındaki fark: Assembler kaynak programdaki her bir komutu ayrı ayrı makine koduna dönüştürür.Oysa, derleyici çoğu zaman kaynak programdaki tek bir komutun eş değerini elde etmek için pek çok makine dili komut üretir.</text:span></text:p>
      <text:p text:style-name="P2"/>
      <text:p text:style-name="P2"/>
      <text:p text:style-name="P8">2-) </text:p>
      <text:p text:style-name="P3"><text:span text:style-name="T6"><text:tab/></text:span><text:span text:style-name="T9">A-) </text:span></text:p>
      <text:p text:style-name="P10"><text:span text:style-name="T9"><text:tab/><text:tab/></text:span><text:span text:style-name="T19">Fonksiyonel programlama dili:</text:span><text:span text:style-name="T9">Programlama yaklaşımlarından birisi olan fonksiyonel <text:tab/><text:tab/>programlama günümüz dillerinin neredeyse tamamında kullanılmaktadır. Bu <text:tab/><text:tab/><text:tab/>yaklaşımda matematik fonksiyonlarında olduğuna benzer bir şekilde alt programlar <text:tab/><text:tab/>tanımlanmakta ve bu alt programların değişik argümanlar ile çalışması <text:tab/><text:tab/><text:tab/><text:tab/>sağlanmaktadır. Bu yaklaşım basitçe:</text:span></text:p>
      <text:list xml:id="list2895346826989191986" text:style-name="L1">
        <text:list-item>
          <text:p text:style-name="P20">Kod tekrarını engellemekte ve aynı kodun farklı şartlar için tekrar tekrar çalışmasını sağlamaktadır</text:p>
        </text:list-item>
        <text:list-item>
          <text:p text:style-name="P21">Kodun okunaibilirliğini arttırmakta ve kod analizini daha kolay hale getirmektedir.</text:p>
        </text:list-item>
        <text:list-item>
          <text:p text:style-name="P24"><text:span text:style-name="T6">Programın tasarlanması aşamasında tasarımcıya modüler yaklaşım yapmasını sağlamaktadır. </text:span>Bir dilin fonksiyonel olması dilde fonksiyon veya prosedüre benzeri özellikler bulundurması ile sağlanır.</text:p>
        </text:list-item>
      </text:list>
      <text:p text:style-name="P19"><text:tab/><text:tab/></text:p>
      <text:p text:style-name="P18"><text:span text:style-name="T6"><text:tab/><text:tab/></text:span><text:span text:style-name="T9">Emirsel programlama dili:Bilgisayar bilimlerinde, programlama dillerin</text:span><text:span text:style-name="T10">i</text:span><text:span text:style-name="T9"> <text:tab/><text:tab/><text:tab/><text:tab/>sınıflandırmak ve bir programlama dilinin özelliklerini belirtmek için kullanılan bir <text:tab/><text:tab/>terimdir. Genellikle literatürde prosedürel programlama <text:s/>olarak d</text:span><text:span text:style-name="T11">a <text:s/></text:span><text:span text:style-name="T9">geçmektedir. <text:s/><text:tab/><text:tab/>Emirli programlama ile kastedilen, bir programlama dilindeki komutların satır satır <text:tab/><text:tab/>emirlerden oluşmasıdır.</text:span></text:p>
      <text:p text:style-name="P18"><text:span text:style-name="T6"><text:tab/><text:tab/></text:span><text:span text:style-name="T10">Bildirimsel programlama dilleri:</text:span><text:span text:style-name="T11">Veri ögelerini adlandırmak için kullanılan isimler <text:tab/><text:tab/>gibi programlama daha sonra kullanılacak olan özelleştirilmiş terminolojiyi tanımlar. </text:span></text:p>
      <text:p text:style-name="P18"><text:span text:style-name="T6"><text:tab/></text:span><text:span text:style-name="T8">B-)</text:span></text:p>
      <text:p text:style-name="P3"><text:span text:style-name="T8"><text:tab/><text:tab/></text:span><text:span text:style-name="T17">Declarative programlama dilleri:</text:span><text:span text:style-name="T8">SQL , Prolog</text:span></text:p>
      <text:p text:style-name="P3"><text:span text:style-name="T8"><text:tab/><text:tab/></text:span><text:span text:style-name="T17">Functional programlama dilleri:</text:span><text:span text:style-name="T8">Haskell , F# , Common lisp</text:span></text:p>
      <text:p text:style-name="P3"><text:span text:style-name="T8"><text:tab/><text:tab/></text:span><text:span text:style-name="T17">Imperative programlama dilleri: </text:span><text:span text:style-name="T8">C , C# , Java</text:span></text:p>
      <text:p text:style-name="P12"/>
      <text:p text:style-name="P3"><text:span text:style-name="T8"><text:tab/><text:tab/><text:tab/><text:tab/><text:tab/><text:tab/><text:tab/></text:span><text:span text:style-name="T23">1</text:span></text:p>
      <text:p text:style-name="P12"><text:soft-page-break/></text:p>
      <text:p text:style-name="P3"><text:span text:style-name="T8"><text:tab/></text:span><text:span text:style-name="T12">C-)</text:span></text:p>
      <text:p text:style-name="P10"><text:span text:style-name="T12"><text:tab/><text:tab/></text:span><text:span text:style-name="T15">Common lips:</text:span><text:bookmark text:name="42689"/><text:span text:style-name="T12">Kullanımda olan en eski ve en güçlü programlama dillerinden biri. <text:tab/><text:tab/>Lisp, John McCarthy'in 1958'de icad ettiği dilden türetilmiş birçok dile verilen genel <text:tab/><text:tab/>ad ise de, günümüzde çoğunlukla ANSI Common Lisp'in kısa adı olarak kullanılır. <text:tab/><text:tab/>Diğer yaygın lehçeleri Emacs Lisp (elisp), Scheme, ve AutoCAD'in Autolisp'idir.</text:span></text:p>
      <text:p text:style-name="P13"><text:tab/><text:tab/>Lisp lehçesi Scheme, MIT’de lisans öğrencilerine ilk programlama dersi olara<text:tab/><text:tab/><text:tab/>k öğretilmektedir. Bu derste Bilgisayar Programlarının Yapısı ve Yorumlanması <text:s/><text:tab/><text:tab/><text:tab/>kitabı kullanılır. Dersin başında öğrencilere geometri ile coğrafya arasında nasıl bir <text:tab/><text:tab/>ilişki varsa, programlama ile bilgisayar arasında da böyle bir ilişki olduğu anlatılır.</text:p>
      <text:p text:style-name="P13"><text:tab/></text:p>
      <text:p text:style-name="P11"><text:span text:style-name="T12"><text:tab/><text:tab/></text:span><text:span text:style-name="T16">SQL:</text:span><text:span text:style-name="T13">Veritabanları bir veritabanı programı tarafından okunur, düzenlenir o <text:tab/><text:tab/><text:tab/>veritabanındaki bilgiler üzerinde değişiklik yapılır. Fakat hangi veride, hangi işlemin <text:tab/><text:tab/>yapılmak istediğini kullanıcının programa bildirmesi gerekir. İşte bu noktada <text:tab/><text:tab/><text:tab/>veritabanı programı ile kullanıcının anlaşmasını sağlayan dile <text:s/>SQL denir ve <text:tab/><text:tab/><text:tab/>kullanıcının her SQL komutuyla yaptığı her türlü işleme ise veritabanı sorgusu denir.</text:span></text:p>
      <text:p text:style-name="P14"/>
      <text:p text:style-name="P4">3-)</text:p>
      <text:p text:style-name="P5"><text:tab/><text:span text:style-name="T18">A-)<text:tab/></text:span><text:span text:style-name="T20">4 * 6 = 24 <text:s text:c="6"/></text:span></text:p>
      <text:p text:style-name="P15"><text:tab/><text:tab/>24 + 24 = 48</text:p>
      <text:p text:style-name="P15"/>
      <text:p text:style-name="P15"><text:tab/>B-)<text:tab/>3 * 1 = 3 </text:p>
      <text:p text:style-name="P15"><text:tab/><text:tab/>6 – 3 =3</text:p>
      <text:p text:style-name="P15"><text:tab/><text:tab/>27 / 3 =9</text:p>
      <text:p text:style-name="P15"/>
      <text:p text:style-name="P15"><text:tab/>C-)<text:tab/>4 * 6 =24</text:p>
      <text:p text:style-name="P15"><text:tab/><text:tab/>24 / 2 = 12</text:p>
      <text:p text:style-name="P15"><text:tab/><text:tab/>17 % 2 = 1</text:p>
      <text:p text:style-name="P15"><text:tab/><text:tab/>12 + 1 = 13</text:p>
      <text:p text:style-name="P15"/>
      <text:p text:style-name="P15"><text:tab/>D-)<text:tab/>3 * 2 = 6</text:p>
      <text:p text:style-name="P15"><text:tab/><text:tab/><text:span text:style-name="T26">2 + 6 = 8</text:span></text:p>
      <text:p text:style-name="P16"><text:tab/><text:tab/>6 &gt; <text:span text:style-name="T26">8 = 0 </text:span></text:p>
      <text:p text:style-name="P15"><text:tab/><text:tab/><text:span text:style-name="T26">0</text:span> <text:span text:style-name="T26">&amp;&amp;</text:span> 0 = <text:span text:style-name="T26">0</text:span></text:p>
      <text:p text:style-name="P15"/>
      <text:p text:style-name="P6"><text:span text:style-name="T25">4-</text:span><text:span text:style-name="T24">)</text:span></text:p>
      <text:p text:style-name="P15"><text:tab/>vize_toplam=(liste_topla <text:s/>girdi_listesi)</text:p>
      <text:p text:style-name="P15"/>
      <text:p text:style-name="P15"><text:tab/>vize_ortalaması = (bol vize_toplam <text:s/>2 <text:s/>)</text:p>
      <text:p text:style-name="P15"/>
      <text:p text:style-name="P15"><text:tab/>vize_agirlik_notu = (carp <text:s/>vize_ortalaması <text:s/>0.6 <text:s/>)</text:p>
      <text:p text:style-name="P15"/>
      <text:p text:style-name="P17"><text:tab/>final_agirlik_notu = (carp <text:s/>final_notu <text:s/>0.4) )</text:p>
      <text:p text:style-name="P17"/>
      <text:p text:style-name="P17"><text:tab/>ders_notu = ( topla <text:s/>vize_agirlik_notu <text:s/>final_agirlik_notu <text:s/>)</text:p>
      <text:p text:style-name="P17"/>
      <text:p text:style-name="P17"><text:tab/>ders_notu = (topla (carp <text:s/>vize_ortalaması <text:s/>0.6 <text:s/>) <text:s/>(carp <text:s/>final_notu <text:s/>0.4) ) )</text:p>
      <text:p text:style-name="P17"/>
      <text:p text:style-name="P17"/>
      <text:p text:style-name="P17"><text:tab/><text:tab/><text:tab/><text:tab/><text:tab/><text:tab/><text:tab/><text:span text:style-name="T3">2</text:span></text:p>
      <text:p text:style-name="P17"/>
      <text:p text:style-name="P17"><text:soft-page-break/></text:p>
      <text:p text:style-name="P9">5-)</text:p>
      <text:p text:style-name="P9"><text:tab/><text:span text:style-name="T4">(cikar (topla eski_bakiye </text:span><text:span text:style-name="T14">maas)(liste_topla faturalar))</text:span></text:p>
      <text:p text:style-name="P23"><text:span text:style-name="T4">faturalar = elektrik + doğalgaz + su + telefon + internet </text:span></text:p>
      <text:p text:style-name="P23"><text:span text:style-name="T4">toplam_para = eski_bakiye + maas </text:span></text:p>
      <text:p text:style-name="P23"><text:span text:style-name="T4">kalan_para = toplam_para – faturalar</text:span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><text:tab/><text:tab/><text:tab/><text:tab/><text:tab/><text:tab/><text:tab/></text:span><text:span text:style-name="T22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2:36:14.324459759</meta:creation-date>
    <dc:date>2017-10-24T18:09:34.463783978</dc:date>
    <meta:editing-duration>PT2H44M56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53" meta:word-count="531" meta:character-count="4003" meta:non-whitespace-character-count="3342"/>
  </office:meta>
</office:document-meta>
</file>